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26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I" style:family="table-column">
      <style:table-column-properties style:column-width="0.7333in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I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0.7431in"/>
    </style:style>
    <style:style style:name="Table2.B" style:family="table-column">
      <style:table-column-properties style:column-width="0.7438in"/>
    </style:style>
    <style:style style:name="Table2.I" style:family="table-column">
      <style:table-column-properties style:column-width="0.7333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I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0pt" style:font-name-asian="DejaVu Sans Mono" style:font-size-asian="10pt" style:font-name-complex="DejaVu Sans Mono" style:font-size-complex="10pt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de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. Indicativ</text:p>
      <text:p text:style-name="Preformatted_20_Text">- relateaza fapte</text:p>
      <text:p text:style-name="Preformatted_20_Text"/>
      <text:p text:style-name="Preformatted_20_Text">*************************************************************</text:p>
      <text:p text:style-name="Preformatted_20_Text">1. Diateza activa</text:p>
      <text:p text:style-name="Preformatted_20_Text"/>
      <text:p text:style-name="Preformatted_20_Text">Timp</text:p>
      <text:p text:style-name="Preformatted_20_Text"><text:tab/>Prezent:<text:tab/><text:tab/><text:tab/>Ich spiele<text:tab/><text:tab/><text:tab/>(Ma joc)</text:p>
      <text:p text:style-name="Preformatted_20_Text"><text:tab/>Trecut simplu:<text:tab/><text:tab/>Ich spielte<text:tab/><text:tab/><text:tab/>(Ma jucam)</text:p>
      <text:p text:style-name="Preformatted_20_Text"><text:tab/>Viitor:<text:tab/><text:tab/><text:tab/>Ich werde...spielen<text:tab/><text:tab/>(Ma voi juca)</text:p>
      <text:p text:style-name="Preformatted_20_Text"><text:tab/>Prezent perfect:<text:tab/><text:tab/>Ich habe...gespielt<text:tab/><text:tab/>(M-am jucat)</text:p>
      <text:p text:style-name="Preformatted_20_Text"><text:tab/>Trecut perfect:<text:tab/><text:tab/>Ich hatte...gespielt<text:tab/><text:tab/>(Ma jucasem)</text:p>
      <text:p text:style-name="Preformatted_20_Text"><text:tab/><text:tab/><text:tab/><text:tab/>Ich war...gegangen<text:tab/><text:tab/>(Plecasem)</text:p>
      <text:p text:style-name="Preformatted_20_Text"><text:tab/>Viitor perfect:<text:tab/><text:tab/>Ich werde...gespielt haben<text:tab/><text:tab/>(Voi fi jucat)</text:p>
      <text:p text:style-name="Preformatted_20_Text"><text:tab/><text:tab/><text:tab/><text:tab/>Ich werde...gegangen sein<text:tab/><text:tab/>(Voi fi plecat)</text:p>
      <text:p text:style-name="Preformatted_20_Text"/>
      <text:p text:style-name="Preformatted_20_Text">*************************************************************</text:p>
      <text:p text:style-name="Preformatted_20_Text">2. Diateza pasiva</text:p>
      <text:p text:style-name="Preformatted_20_Text">- creata cu "werden"</text:p>
      <text:p text:style-name="Preformatted_20_Text"/>
      <text:p text:style-name="Preformatted_20_Text">---------------------------------------------------------------</text:p>
      <text:p text:style-name="Preformatted_20_Text">werden - wurde - geworden/worden</text:p>
      <text:p text:style-name="Preformatted_20_Text">Prezent:</text:p>
      <text:p text:style-name="Preformatted_20_Text">ich<text:tab/>werde<text:tab/><text:tab/>wir<text:tab/>werden</text:p>
      <text:p text:style-name="Preformatted_20_Text">du<text:tab/>wirst<text:tab/><text:tab/>ihr<text:tab/>werdet</text:p>
      <text:p text:style-name="Preformatted_20_Text">er/sie<text:tab/>wird<text:tab/><text:tab/>sie<text:tab/>werden</text:p>
      <text:p text:style-name="Preformatted_20_Text"/>
      <text:p text:style-name="Preformatted_20_Text">Imperfect:</text:p>
      <text:p text:style-name="Preformatted_20_Text">ich<text:tab/>wurde<text:tab/><text:tab/>wir<text:tab/>wurden</text:p>
      <text:p text:style-name="Preformatted_20_Text">du<text:tab/>wurdest<text:tab/><text:tab/>ihr<text:tab/>wurdet</text:p>
      <text:p text:style-name="Preformatted_20_Text">er<text:tab/>wurde<text:tab/><text:tab/>sie<text:tab/>wurden</text:p>
      <text:p text:style-name="Preformatted_20_Text"/>
      <text:p text:style-name="Preformatted_20_Text">Perfect compus</text:p>
      <text:p text:style-name="Preformatted_20_Text">ich<text:tab/>bin<text:tab/><text:tab/>wir<text:tab/>sind<text:tab/></text:p>
      <text:p text:style-name="Preformatted_20_Text">du<text:tab/>bist<text:tab/><text:tab/>ihr<text:tab/>seid<text:tab/><text:tab/>geworden/worden</text:p>
      <text:p text:style-name="Preformatted_20_Text">er<text:tab/>ist<text:tab/><text:tab/>sie<text:tab/>sind</text:p>
      <text:p text:style-name="Preformatted_20_Text"/>
      <text:p text:style-name="Preformatted_20_Text">Mai mult ca perfect (eu mancasem etc)</text:p>
      <text:p text:style-name="Preformatted_20_Text">ich<text:tab/>war<text:tab/><text:tab/>wir<text:tab/>waren</text:p>
      <text:p text:style-name="Preformatted_20_Text">du<text:tab/>warst<text:tab/><text:tab/>ihr<text:tab/>wart<text:tab/><text:tab/>geworden/worden</text:p>
      <text:p text:style-name="Preformatted_20_Text">er<text:tab/>war<text:tab/><text:tab/>sie<text:tab/>waren</text:p>
      <text:p text:style-name="Preformatted_20_Text"/>
      <text:p text:style-name="Preformatted_20_Text">Konjunktiv II (subjonctiv - as fi)</text:p>
      <text:p text:style-name="Preformatted_20_Text">ich<text:tab/>wuerde<text:tab/><text:tab/>wir wuerden</text:p>
      <text:p text:style-name="Preformatted_20_Text">du<text:tab/>wuerdest<text:tab/>ihr wuerdet</text:p>
      <text:p text:style-name="Preformatted_20_Text">sie<text:tab/>wuerde<text:tab/><text:tab/>sie wuerden</text:p>
      <text:p text:style-name="Preformatted_20_Text"/>
      <text:p text:style-name="Preformatted_20_Text">---------------------------------------------------------------</text:p>
      <text:p text:style-name="Preformatted_20_Text"/>
      <text:p text:style-name="Preformatted_20_Text">Timp</text:p>
      <text:p text:style-name="Preformatted_20_Text"><text:tab/>Prezent:<text:tab/><text:tab/><text:tab/>Ich werde...gesehen<text:tab/><text:tab/>(Sunt vazut)</text:p>
      <text:p text:style-name="Preformatted_20_Text"><text:tab/>Trecut simplu:<text:tab/><text:tab/>Ich wurde...gesehen<text:tab/><text:tab/>(Eram vazut)</text:p>
      <text:p text:style-name="Preformatted_20_Text"><text:tab/>Viitor:<text:tab/><text:tab/><text:tab/>Ich werde...gesehen werden<text:tab/>(Voi fi vazut)</text:p>
      <text:p text:style-name="Preformatted_20_Text"><text:tab/>Prezent perfect:<text:tab/><text:tab/>Ich bin...gesehen worden<text:tab/><text:tab/>(Am fost vazut)</text:p>
      <text:p text:style-name="Preformatted_20_Text"><text:tab/>Trecut perfect:<text:tab/><text:tab/>Ich war...gesehen worden<text:tab/><text:tab/>(Fusesem vazut)</text:p>
      <text:p text:style-name="Preformatted_20_Text"><text:tab/>Viitor perfect:<text:tab/><text:tab/>Ich werde...gesehen worden sein<text:tab/>(Voi fi fost vazut)</text:p>
      <text:p text:style-name="Preformatted_20_Text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###########################################################################</text:p>
      <text:p text:style-name="Preformatted_20_Text">II. Subjonctiv</text:p>
      <text:p text:style-name="Preformatted_20_Text">- posibilitati, dorinte, vorbire indirecta etc.</text:p>
      <text:p text:style-name="Preformatted_20_Text"/>
      <text:p text:style-name="Preformatted_20_Text">*************************************************************</text:p>
      <text:p text:style-name="Preformatted_20_Text">1. Diateza activa</text:p>
      <text:p text:style-name="Preformatted_20_Text">Timp</text:p>
      <text:p text:style-name="Preformatted_20_Text"><text:tab/>Prezent:<text:tab/><text:tab/><text:tab/>Wir saengen<text:tab/><text:tab/><text:tab/>(Noi am canta)</text:p>
      <text:p text:style-name="Preformatted_20_Text"><text:tab/>Viitor:<text:tab/><text:tab/><text:tab/>Wir wuerden singen<text:tab/><text:tab/>(Noi am canta)</text:p>
      <text:p text:style-name="Preformatted_20_Text"><text:tab/>Trecut:<text:tab/><text:tab/><text:tab/>Wir haetten gesungen<text:tab/><text:tab/>(Noi am fi cantat)</text:p>
      <text:p text:style-name="Preformatted_20_Text"><text:tab/><text:tab/><text:tab/><text:tab/>Wir waeren gegangen <text:tab/><text:tab/>(Am fi plecat)</text:p>
      <text:p text:style-name="Preformatted_20_Text"><text:tab/>Viitor perfect:<text:tab/><text:tab/>Wir wuerden gespielt haben <text:tab/>(Am fi cantat)</text:p>
      <text:p text:style-name="Preformatted_20_Text"/>
      <text:p text:style-name="Preformatted_20_Text">*************************************************************</text:p>
      <text:p text:style-name="Preformatted_20_Text">2. Diateza pasiva</text:p>
      <text:p text:style-name="Preformatted_20_Text">Timp</text:p>
      <text:p text:style-name="Preformatted_20_Text"><text:tab/>Prezent:<text:tab/><text:tab/><text:tab/>Ich wuerde gehoert<text:tab/><text:tab/>(daca as fi auzit)</text:p>
      <text:p text:style-name="Preformatted_20_Text"><text:tab/>Viitor:<text:tab/><text:tab/><text:tab/>Ich wuerde gehoert werden <text:tab/>(daca as fi auzit)</text:p>
      <text:p text:style-name="Preformatted_20_Text"><text:tab/>Trecut:<text:tab/><text:tab/><text:tab/>Ich waere gehoert worden <text:tab/>(daca as fi fost auzit)</text:p>
      <text:p text:style-name="Preformatted_20_Text"><text:tab/>Viitor perfect:<text:tab/><text:tab/>Ich wuerde..gehoert werden sein <text:tab/>(daca voi fi fost vazut)</text:p>
      <text:p text:style-name="Preformatted_20_Text"/>
      <text:p text:style-name="Preformatted_20_Text"/>
      <text:p text:style-name="Preformatted_20_Text">----------------------------------------------------------</text:p>
      <text:p text:style-name="P2">haben / hatte / gehabt</text:p>
      <text:p text:style-name="P2">Timpuri simple</text:p>
      <text:p text:style-name="Preformatted_20_Text"><text:tab/><text:span text:style-name="T1">Indicativ prezent:<text:tab/><text:tab/><text:tab/><text:tab/>Imperfect</text:span></text:p>
      <text:p text:style-name="Preformatted_20_Text"><text:tab/><text:tab/><text:tab/><text:tab/><text:tab/><text:tab/><text:span text:style-name="T1">Indicativ<text:tab/><text:tab/>Konjunktiv II</text:span></text:p>
      <text:p text:style-name="Preformatted_20_Text">ich<text:tab/>habe<text:tab/><text:tab/><text:tab/><text:tab/><text:tab/>hatte<text:tab/><text:tab/><text:tab/>haette</text:p>
      <text:p text:style-name="Preformatted_20_Text">du<text:tab/>hast<text:tab/><text:tab/><text:tab/><text:tab/><text:tab/>hattest<text:tab/><text:tab/><text:tab/>haettest</text:p>
      <text:p text:style-name="Preformatted_20_Text">er<text:tab/>hat<text:tab/><text:tab/><text:tab/><text:tab/><text:tab/>hatte<text:tab/><text:tab/><text:tab/>haettet</text:p>
      <text:p text:style-name="Preformatted_20_Text">wir<text:tab/>haben<text:tab/><text:tab/><text:tab/><text:tab/><text:tab/>hatten<text:tab/><text:tab/><text:tab/>haetten</text:p>
      <text:p text:style-name="Preformatted_20_Text">ihr<text:tab/>habt<text:tab/><text:tab/><text:tab/><text:tab/><text:tab/>hattet<text:tab/><text:tab/><text:tab/>haettet</text:p>
      <text:p text:style-name="Preformatted_20_Text">sie<text:tab/>haben<text:tab/><text:tab/><text:tab/><text:tab/><text:tab/>hatten<text:tab/><text:tab/><text:tab/>haetten</text:p>
      <text:p text:style-name="P2"/>
      <text:p text:style-name="P2"/>
      <text:p text:style-name="P2">Timpuri compuse</text:p>
      <text:p text:style-name="Preformatted_20_Text"><text:tab/><text:span text:style-name="T1">Indicativ Perfect<text:tab/><text:tab/><text:tab/><text:tab/>Mai mult ca perfect</text:span></text:p>
      <text:p text:style-name="P2"><text:tab/><text:tab/><text:tab/><text:tab/><text:tab/><text:tab/>Indicativ<text:tab/><text:tab/>Konjuntkiv II</text:p>
      <text:p text:style-name="Preformatted_20_Text">ich<text:tab/>habe gehabt<text:tab/><text:tab/><text:tab/><text:tab/>hatte gehabt<text:tab/><text:tab/>haette gehabt</text:p>
      <text:p text:style-name="Preformatted_20_Text">du<text:tab/>hast gehabt<text:tab/><text:tab/><text:tab/><text:tab/>hattest gehabt<text:tab/><text:tab/>haettest gehabt</text:p>
      <text:p text:style-name="Preformatted_20_Text">er<text:tab/>hat gehabt<text:tab/><text:tab/><text:tab/><text:tab/>hatte gehabt<text:tab/><text:tab/>haette gehabt</text:p>
      <text:p text:style-name="Preformatted_20_Text">wir<text:tab/>haben gehabt<text:tab/><text:tab/><text:tab/><text:tab/>hatten gehabt<text:tab/><text:tab/>haetten gehabt</text:p>
      <text:p text:style-name="Preformatted_20_Text">ihr<text:tab/>habt gehabt<text:tab/><text:tab/><text:tab/><text:tab/>hattet gehabt<text:tab/><text:tab/>haettet gehabt</text:p>
      <text:p text:style-name="Preformatted_20_Text">sie<text:tab/>haben gehabt<text:tab/><text:tab/><text:tab/><text:tab/>hatten gehabt<text:tab/><text:tab/>haetten gehabt</text:p>
      <text:p text:style-name="P4"/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table:number-columns-spanned="9" office:value-type="string">
            <text:p text:style-name="P1">Futur 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">Indikativ</text:p>
          </table:table-cell>
          <table:covered-table-cell/>
          <table:covered-table-cell/>
          <table:table-cell table:style-name="Table1.A2" table:number-columns-spanned="3" office:value-type="string">
            <text:p text:style-name="P1">Konjunktiv I</text:p>
          </table:table-cell>
          <table:covered-table-cell/>
          <table:covered-table-cell/>
          <table:table-cell table:style-name="Table1.G2" table:number-columns-spanned="3" office:value-type="string">
            <text:p text:style-name="P1">Konjunktiv II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Person</text:p>
          </table:table-cell>
          <table:table-cell table:style-name="Table1.A2" office:value-type="string">
            <text:p text:style-name="P1">Hilfsverb</text:p>
          </table:table-cell>
          <table:table-cell table:style-name="Table1.A2" office:value-type="string">
            <text:p text:style-name="P1">Infinitiv</text:p>
          </table:table-cell>
          <table:table-cell table:style-name="Table1.A2" office:value-type="string">
            <text:p text:style-name="P1">Person</text:p>
          </table:table-cell>
          <table:table-cell table:style-name="Table1.A2" office:value-type="string">
            <text:p text:style-name="P1">Hilfsverb</text:p>
          </table:table-cell>
          <table:table-cell table:style-name="Table1.A2" office:value-type="string">
            <text:p text:style-name="P1">Infinitiv</text:p>
          </table:table-cell>
          <table:table-cell table:style-name="Table1.A2" office:value-type="string">
            <text:p text:style-name="P1">Person</text:p>
          </table:table-cell>
          <table:table-cell table:style-name="Table1.A2" office:value-type="string">
            <text:p text:style-name="P1">Hilfsverb</text:p>
          </table:table-cell>
          <table:table-cell table:style-name="Table1.G2" office:value-type="string">
            <text:p text:style-name="P1">Infinitiv</text:p>
          </table:table-cell>
        </table:table-row>
        <table:table-row>
          <table:table-cell table:style-name="Table1.A2" office:value-type="string">
            <text:p text:style-name="P1">ich</text:p>
          </table:table-cell>
          <table:table-cell table:style-name="Table1.A2" office:value-type="string">
            <text:p text:style-name="P1">werde</text:p>
          </table:table-cell>
          <table:table-cell table:style-name="Table1.C4" table:number-rows-spanned="6" office:value-type="string">
            <text:p text:style-name="P1">haben</text:p>
          </table:table-cell>
          <table:table-cell table:style-name="Table1.A2" office:value-type="string">
            <text:p text:style-name="P1">ich</text:p>
          </table:table-cell>
          <table:table-cell table:style-name="Table1.A2" office:value-type="string">
            <text:p text:style-name="P1">werde</text:p>
          </table:table-cell>
          <table:table-cell table:style-name="Table1.C4" table:number-rows-spanned="6" office:value-type="string">
            <text:p text:style-name="P1">haben</text:p>
          </table:table-cell>
          <table:table-cell table:style-name="Table1.A2" office:value-type="string">
            <text:p text:style-name="P1">ich</text:p>
          </table:table-cell>
          <table:table-cell table:style-name="Table1.A2" office:value-type="string">
            <text:p text:style-name="P1">würde <text:s/></text:p>
          </table:table-cell>
          <table:table-cell table:style-name="Table1.I4" table:number-rows-spanned="6" office:value-type="string">
            <text:p text:style-name="P1">haben</text:p>
          </table:table-cell>
        </table:table-row>
        <table:table-row>
          <table:table-cell table:style-name="Table1.A2" office:value-type="string">
            <text:p text:style-name="P1">du</text:p>
          </table:table-cell>
          <table:table-cell table:style-name="Table1.A2" office:value-type="string">
            <text:p text:style-name="P1">wirst</text:p>
          </table:table-cell>
          <table:covered-table-cell/>
          <table:table-cell table:style-name="Table1.A2" office:value-type="string">
            <text:p text:style-name="P1">du</text:p>
          </table:table-cell>
          <table:table-cell table:style-name="Table1.A2" office:value-type="string">
            <text:p text:style-name="P1">werdest</text:p>
          </table:table-cell>
          <table:covered-table-cell/>
          <table:table-cell table:style-name="Table1.A2" office:value-type="string">
            <text:p text:style-name="P1">du</text:p>
          </table:table-cell>
          <table:table-cell table:style-name="Table1.A2" office:value-type="string">
            <text:p text:style-name="P1">würdest</text:p>
          </table:table-cell>
          <table:covered-table-cell/>
        </table:table-row>
        <table:table-row>
          <table:table-cell table:style-name="Table1.A2" office:value-type="string">
            <text:p text:style-name="P1">er</text:p>
          </table:table-cell>
          <table:table-cell table:style-name="Table1.A2" office:value-type="string">
            <text:p text:style-name="P1">wird</text:p>
          </table:table-cell>
          <table:covered-table-cell/>
          <table:table-cell table:style-name="Table1.A2" office:value-type="string">
            <text:p text:style-name="P1">er</text:p>
          </table:table-cell>
          <table:table-cell table:style-name="Table1.A2" office:value-type="string">
            <text:p text:style-name="P1">werde</text:p>
          </table:table-cell>
          <table:covered-table-cell/>
          <table:table-cell table:style-name="Table1.A2" office:value-type="string">
            <text:p text:style-name="P1">er</text:p>
          </table:table-cell>
          <table:table-cell table:style-name="Table1.A2" office:value-type="string">
            <text:p text:style-name="P1">würde </text:p>
          </table:table-cell>
          <table:covered-table-cell/>
        </table:table-row>
        <table:table-row>
          <table:table-cell table:style-name="Table1.A2" office:value-type="string">
            <text:p text:style-name="P1">wir</text:p>
          </table:table-cell>
          <table:table-cell table:style-name="Table1.A2" office:value-type="string">
            <text:p text:style-name="P1">werden</text:p>
          </table:table-cell>
          <table:covered-table-cell/>
          <table:table-cell table:style-name="Table1.A2" office:value-type="string">
            <text:p text:style-name="P1">wir</text:p>
          </table:table-cell>
          <table:table-cell table:style-name="Table1.A2" office:value-type="string">
            <text:p text:style-name="P1">werden</text:p>
          </table:table-cell>
          <table:covered-table-cell/>
          <table:table-cell table:style-name="Table1.A2" office:value-type="string">
            <text:p text:style-name="P1">wir</text:p>
          </table:table-cell>
          <table:table-cell table:style-name="Table1.A2" office:value-type="string">
            <text:p text:style-name="P1">würden <text:s/></text:p>
          </table:table-cell>
          <table:covered-table-cell/>
        </table:table-row>
        <table:table-row>
          <table:table-cell table:style-name="Table1.A2" office:value-type="string">
            <text:p text:style-name="P1">ihr</text:p>
          </table:table-cell>
          <table:table-cell table:style-name="Table1.A2" office:value-type="string">
            <text:p text:style-name="P1">werdet</text:p>
          </table:table-cell>
          <table:covered-table-cell/>
          <table:table-cell table:style-name="Table1.A2" office:value-type="string">
            <text:p text:style-name="P1">ihr</text:p>
          </table:table-cell>
          <table:table-cell table:style-name="Table1.A2" office:value-type="string">
            <text:p text:style-name="P1">werdet</text:p>
          </table:table-cell>
          <table:covered-table-cell/>
          <table:table-cell table:style-name="Table1.A2" office:value-type="string">
            <text:p text:style-name="P1">ihr</text:p>
          </table:table-cell>
          <table:table-cell table:style-name="Table1.A2" office:value-type="string">
            <text:p text:style-name="P1">würdet <text:s/></text:p>
          </table:table-cell>
          <table:covered-table-cell/>
        </table:table-row>
        <table:table-row>
          <table:table-cell table:style-name="Table1.A2" office:value-type="string">
            <text:p text:style-name="P1">sie</text:p>
          </table:table-cell>
          <table:table-cell table:style-name="Table1.A2" office:value-type="string">
            <text:p text:style-name="P1">werden</text:p>
          </table:table-cell>
          <table:covered-table-cell/>
          <table:table-cell table:style-name="Table1.A2" office:value-type="string">
            <text:p text:style-name="P1">sie</text:p>
          </table:table-cell>
          <table:table-cell table:style-name="Table1.A2" office:value-type="string">
            <text:p text:style-name="P1">werden</text:p>
          </table:table-cell>
          <table:covered-table-cell/>
          <table:table-cell table:style-name="Table1.A2" office:value-type="string">
            <text:p text:style-name="P1">sie</text:p>
          </table:table-cell>
          <table:table-cell table:style-name="Table1.A2" office:value-type="string">
            <text:p text:style-name="P1">würden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 table:number-columns-repeated="7"/>
        <table:table-column table:style-name="Table2.I"/>
        <text:soft-page-break/>
        <table:table-row>
          <table:table-cell table:style-name="Table2.A1" table:number-columns-spanned="9" office:value-type="string">
            <text:p text:style-name="P1">Futur I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">Indikativ</text:p>
          </table:table-cell>
          <table:covered-table-cell/>
          <table:covered-table-cell/>
          <table:table-cell table:style-name="Table2.A2" table:number-columns-spanned="3" office:value-type="string">
            <text:p text:style-name="P1">Konjunktiv I</text:p>
          </table:table-cell>
          <table:covered-table-cell/>
          <table:covered-table-cell/>
          <table:table-cell table:style-name="Table2.G2" table:number-columns-spanned="3" office:value-type="string">
            <text:p text:style-name="P1">Konjunktiv II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">Person</text:p>
          </table:table-cell>
          <table:table-cell table:style-name="Table2.A2" office:value-type="string">
            <text:p text:style-name="P1">Hilfsverb</text:p>
          </table:table-cell>
          <table:table-cell table:style-name="Table2.A2" office:value-type="string">
            <text:p text:style-name="P1">Infinitiv</text:p>
          </table:table-cell>
          <table:table-cell table:style-name="Table2.A2" office:value-type="string">
            <text:p text:style-name="P1">Person</text:p>
          </table:table-cell>
          <table:table-cell table:style-name="Table2.A2" office:value-type="string">
            <text:p text:style-name="P1">Hilfsverb</text:p>
          </table:table-cell>
          <table:table-cell table:style-name="Table2.A2" office:value-type="string">
            <text:p text:style-name="P1">Infinitiv</text:p>
          </table:table-cell>
          <table:table-cell table:style-name="Table2.A2" office:value-type="string">
            <text:p text:style-name="P1">Person</text:p>
          </table:table-cell>
          <table:table-cell table:style-name="Table2.A2" office:value-type="string">
            <text:p text:style-name="P1">Hilfsverb</text:p>
          </table:table-cell>
          <table:table-cell table:style-name="Table2.G2" office:value-type="string">
            <text:p text:style-name="P1">Infinitiv</text:p>
          </table:table-cell>
        </table:table-row>
        <table:table-row>
          <table:table-cell table:style-name="Table2.A2" office:value-type="string">
            <text:p text:style-name="P1">ich</text:p>
          </table:table-cell>
          <table:table-cell table:style-name="Table2.A2" office:value-type="string">
            <text:p text:style-name="P1">werde</text:p>
          </table:table-cell>
          <table:table-cell table:style-name="Table2.C4" table:number-rows-spanned="6" office:value-type="string">
            <text:p text:style-name="P1">gehabt haben</text:p>
          </table:table-cell>
          <table:table-cell table:style-name="Table2.A2" office:value-type="string">
            <text:p text:style-name="P1">ich</text:p>
          </table:table-cell>
          <table:table-cell table:style-name="Table2.A2" office:value-type="string">
            <text:p text:style-name="P1">werde</text:p>
          </table:table-cell>
          <table:table-cell table:style-name="Table2.C4" table:number-rows-spanned="6" office:value-type="string">
            <text:p text:style-name="P1">gehabt haben</text:p>
          </table:table-cell>
          <table:table-cell table:style-name="Table2.A2" office:value-type="string">
            <text:p text:style-name="P1">ich</text:p>
          </table:table-cell>
          <table:table-cell table:style-name="Table2.A2" office:value-type="string">
            <text:p text:style-name="P1">würde <text:s/></text:p>
          </table:table-cell>
          <table:table-cell table:style-name="Table2.I4" table:number-rows-spanned="6" office:value-type="string">
            <text:p text:style-name="P1">gehabt haben</text:p>
          </table:table-cell>
        </table:table-row>
        <table:table-row>
          <table:table-cell table:style-name="Table2.A2" office:value-type="string">
            <text:p text:style-name="P1">du</text:p>
          </table:table-cell>
          <table:table-cell table:style-name="Table2.A2" office:value-type="string">
            <text:p text:style-name="P1">wirst</text:p>
          </table:table-cell>
          <table:covered-table-cell/>
          <table:table-cell table:style-name="Table2.A2" office:value-type="string">
            <text:p text:style-name="P1">du</text:p>
          </table:table-cell>
          <table:table-cell table:style-name="Table2.A2" office:value-type="string">
            <text:p text:style-name="P1">werdest</text:p>
          </table:table-cell>
          <table:covered-table-cell/>
          <table:table-cell table:style-name="Table2.A2" office:value-type="string">
            <text:p text:style-name="P1">du</text:p>
          </table:table-cell>
          <table:table-cell table:style-name="Table2.A2" office:value-type="string">
            <text:p text:style-name="P1">würdest</text:p>
          </table:table-cell>
          <table:covered-table-cell/>
        </table:table-row>
        <table:table-row>
          <table:table-cell table:style-name="Table2.A2" office:value-type="string">
            <text:p text:style-name="P1">er</text:p>
          </table:table-cell>
          <table:table-cell table:style-name="Table2.A2" office:value-type="string">
            <text:p text:style-name="P1">wird</text:p>
          </table:table-cell>
          <table:covered-table-cell/>
          <table:table-cell table:style-name="Table2.A2" office:value-type="string">
            <text:p text:style-name="P1">er</text:p>
          </table:table-cell>
          <table:table-cell table:style-name="Table2.A2" office:value-type="string">
            <text:p text:style-name="P1">werde</text:p>
          </table:table-cell>
          <table:covered-table-cell/>
          <table:table-cell table:style-name="Table2.A2" office:value-type="string">
            <text:p text:style-name="P1">er</text:p>
          </table:table-cell>
          <table:table-cell table:style-name="Table2.A2" office:value-type="string">
            <text:p text:style-name="P1">würde </text:p>
          </table:table-cell>
          <table:covered-table-cell/>
        </table:table-row>
        <table:table-row>
          <table:table-cell table:style-name="Table2.A2" office:value-type="string">
            <text:p text:style-name="P1">wir</text:p>
          </table:table-cell>
          <table:table-cell table:style-name="Table2.A2" office:value-type="string">
            <text:p text:style-name="P1">werden</text:p>
          </table:table-cell>
          <table:covered-table-cell/>
          <table:table-cell table:style-name="Table2.A2" office:value-type="string">
            <text:p text:style-name="P1">wir</text:p>
          </table:table-cell>
          <table:table-cell table:style-name="Table2.A2" office:value-type="string">
            <text:p text:style-name="P1">werden</text:p>
          </table:table-cell>
          <table:covered-table-cell/>
          <table:table-cell table:style-name="Table2.A2" office:value-type="string">
            <text:p text:style-name="P1">wir</text:p>
          </table:table-cell>
          <table:table-cell table:style-name="Table2.A2" office:value-type="string">
            <text:p text:style-name="P1">würden <text:s/></text:p>
          </table:table-cell>
          <table:covered-table-cell/>
        </table:table-row>
        <table:table-row>
          <table:table-cell table:style-name="Table2.A2" office:value-type="string">
            <text:p text:style-name="P1">ihr</text:p>
          </table:table-cell>
          <table:table-cell table:style-name="Table2.A2" office:value-type="string">
            <text:p text:style-name="P1">werdet</text:p>
          </table:table-cell>
          <table:covered-table-cell/>
          <table:table-cell table:style-name="Table2.A2" office:value-type="string">
            <text:p text:style-name="P1">ihr</text:p>
          </table:table-cell>
          <table:table-cell table:style-name="Table2.A2" office:value-type="string">
            <text:p text:style-name="P1">werdet</text:p>
          </table:table-cell>
          <table:covered-table-cell/>
          <table:table-cell table:style-name="Table2.A2" office:value-type="string">
            <text:p text:style-name="P1">ihr</text:p>
          </table:table-cell>
          <table:table-cell table:style-name="Table2.A2" office:value-type="string">
            <text:p text:style-name="P1">würdet <text:s/></text:p>
          </table:table-cell>
          <table:covered-table-cell/>
        </table:table-row>
        <table:table-row>
          <table:table-cell table:style-name="Table2.A2" office:value-type="string">
            <text:p text:style-name="P1">sie</text:p>
          </table:table-cell>
          <table:table-cell table:style-name="Table2.A2" office:value-type="string">
            <text:p text:style-name="P1">werden</text:p>
          </table:table-cell>
          <table:covered-table-cell/>
          <table:table-cell table:style-name="Table2.A2" office:value-type="string">
            <text:p text:style-name="P1">sie</text:p>
          </table:table-cell>
          <table:table-cell table:style-name="Table2.A2" office:value-type="string">
            <text:p text:style-name="P1">werden</text:p>
          </table:table-cell>
          <table:covered-table-cell/>
          <table:table-cell table:style-name="Table2.A2" office:value-type="string">
            <text:p text:style-name="P1">sie</text:p>
          </table:table-cell>
          <table:table-cell table:style-name="Table2.A2" office:value-type="string">
            <text:p text:style-name="P1">würden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05T15:45:22</dc:date>
    <dc:creator>Florin Micu</dc:creator>
    <meta:generator>OpenOffice.org/3.2$Unix OpenOffice.org_project/320m12$Build-9483</meta:generator>
    <meta:editing-duration>PT15H48M56S</meta:editing-duration>
    <meta:editing-cycles>94</meta:editing-cycles>
    <meta:printed-by>Florin Micu</meta:printed-by>
    <meta:print-date>2010-05-04T21:27:11</meta:print-date>
    <meta:document-statistic meta:table-count="2" meta:image-count="0" meta:object-count="0" meta:page-count="3" meta:paragraph-count="189" meta:word-count="491" meta:character-count="3575"/>
  </office:meta>
</office:document-meta>
</file>